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512</text:p>
          </table:table-cell>
          <table:table-cell office:value-type="string">
            <text:p>アンパンマン・のびのびワーク２歳</text:p>
            <text:p>１～５までの数と数字の概念の学習。いよいよ算数の学習もスタートです。本格的な数学的研究までに、どんな事を学ぶんでしょうね。楽しみですねー。</text:p>
          </table:table-cell>
          <table:table-cell office:value-type="string">
            <text:p>将棋タウン「将棋幼稚園」棋譜の読み方・書き方</text:p>
            <text:p>応用編</text:p>
          </table:table-cell>
          <table:table-cell office:value-type="string">
            <text:p>サイト「将棋ルール．ｃｏｍ」</text:p>
            <text:p>将棋は一人ではできない。必ず相手が存在する。</text:p>
          </table:table-cell>
          <table:table-cell office:value-type="string">
            <text:p>練習局面課題演習　激指１４　指導対局　竹俣紅　７級　１周目　第１問</text:p>
            <text:p>０．０００５８％　－４０４８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513</text:p>
          </table:table-cell>
          <table:table-cell table:style-name="ce1" office:value-type="string">
            <text:p>アンパンマン・のびのびワーク２歳</text:p>
            <text:p>数学と音楽の時間。指定された回数リズム良く手を叩く課題でした。１～５までの数の習得とリズム感の養成ですね。</text:p>
          </table:table-cell>
          <table:table-cell table:style-name="ce1" office:value-type="string">
            <text:p>将棋タウン「将棋幼稚園」棋譜の読み方・書き方</text:p>
            <text:p>詰将棋編</text:p>
          </table:table-cell>
          <table:table-cell table:style-name="ce1" office:value-type="string">
            <text:p>サイト「将棋ルール．ｃｏｍ」</text:p>
            <text:p>相手を敬って、「負けました」「ありがとうございました」の挨拶はしっかりしよう！</text:p>
          </table:table-cell>
          <table:table-cell table:style-name="ce1" office:value-type="string">
            <text:p>練習局面課題演習　激指１１　標準　３級　１周目　第１問</text:p>
            <text:p>０．０００５９％　－４０４７　５７級　たまご</text:p>
            <text:p>達成率・絶対レートアップ！</text:p>
            <text:p>マナーをしっかり守って将棋を楽しみながら強くなっていこう！色々なマナーがありますね。相手に失礼の無い様にがどの競技をする場合でも大切ですね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154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/06/07</text:date>, <text:time>00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H2M9S</meta:editing-duration>
    <meta:editing-cycles>167</meta:editing-cycles>
    <meta:generator>OpenOffice/4.1.6$Win32 OpenOffice.org_project/416m1$Build-9790</meta:generator>
    <dc:date>2022-06-07T00:06:35.73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